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6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63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83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36.00pt" fo:text-indent="-18.00pt" fo:margin-bottom="10.00pt">
        <style:tab-stops>
          <style:tab-stop style:position="0.0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Kinkel Adrian</text:span></text:p>
      <text:p text:style-name="P2"><text:span text:style-name="T2">Specyfikacja gry "GoBird".</text:span></text:p>
      <text:p text:style-name="P2"><text:span text:style-name="T3"/></text:p>
      <text:p text:style-name="P3"><text:span text:style-name="T4">Streszczenie:</text:span></text:p>
      <text:p text:style-name="P3"><text:span text:style-name="T5">U</text:span><text:span text:style-name="T6">żytkownik wciela się w małego ptaszka, który ma zadanie przelecieć jak najdłuższą drogę przy napotykających go przeszkodach.</text:span></text:p>
      <text:p text:style-name="P3"><text:span text:style-name="T7">1. Wst</text:span><text:span text:style-name="T8">ęp:</text:span></text:p>
      <text:p text:style-name="P3"><text:span text:style-name="T9">1.1. Cel:</text:span></text:p>
      <text:p text:style-name="P3"><text:span text:style-name="T10">Celem gry b</text:span><text:span text:style-name="T11">ędzie zdobycie jak największego wyniku, czyli przelecenia jak najdłuższej trasy bez uderzenia w przeszkodę.</text:span></text:p>
      <text:p text:style-name="P3"><text:span text:style-name="T12">1.2. Zakres:</text:span></text:p>
      <text:p text:style-name="P3"><text:span text:style-name="T13">Zakres gry polega na omijaniu przeszkód ma</text:span><text:span text:style-name="T14">łym ptaszkiem i skupieniu się na zdobyciu jak największego wyniku.</text:span></text:p>
      <text:p text:style-name="P3"><text:span text:style-name="T15">1.3. Definicje, akronimy i skróty:</text:span></text:p>
      <text:p text:style-name="P3"><text:span text:style-name="T16">Clicker</text:span><text:span text:style-name="T17"><text:s/>- charakterystyczna nazwa dla gier polegaj</text:span><text:span text:style-name="T18">ąca tylko na używaniu jednego przycisku w celu jakiejkolwiek interakcji. </text:span></text:p>
      <text:p text:style-name="P3"><text:span text:style-name="T19">2D</text:span><text:span text:style-name="T20"><text:s/>- grafika dwuwymiarowa.</text:span></text:p>
      <text:p text:style-name="P3"><text:span text:style-name="T21">1.4. Referencje, odsy</text:span><text:span text:style-name="T22">łacze do innych dokumentów:</text:span></text:p>
      <text:p text:style-name="P3"><text:span text:style-name="T23">Pomys</text:span><text:span text:style-name="T24">ł na moją grę zaczerpnąłem z aplikacji na smartphone FlappyBird, w której sam spędziłem mnóstwo czasu.</text:span></text:p>
      <text:p text:style-name="P4"><text:a xlink:href="https://psmag.com/.image/t_share/MTI3NTgyMjIwOTYwNjM1MzU4/flappy-bird.jpg"><text:span text:style-name="T25">https://psmag.com/.image/t_share/MTI3NTgyMjIwOTYwNjM1MzU4/flappy-bird.jpg</text:span></text:a><text:span text:style-name="T26"/></text:p>
      <text:p text:style-name="P5"><text:span text:style-name="T27">1.5. Krótki przegl</text:span><text:span text:style-name="T28">ąd:</text:span></text:p>
      <text:p text:style-name="P5"><text:span text:style-name="T29">Gra b</text:span><text:span text:style-name="T30">ędzie typowym clickerem, na pierwszy rzut oka wygląda niepozornie lecz emocje z nią związane wywołują świetną rozrywkę.</text:span></text:p>
      <text:p text:style-name="P5"><text:span text:style-name="T31">2. Ogólny opis:</text:span></text:p>
      <text:p text:style-name="P5"><text:span text:style-name="T31">2.1. Walory u</text:span><text:span text:style-name="T32">żytkowe i przydatność projektowanego systemu:</text:span></text:p>
      <text:p text:style-name="P5"><text:span text:style-name="T33">Gra b</text:span><text:span text:style-name="T34">ędzie idealna na spędzanie wolnego czasu i rywalizację ze znajomymi.</text:span></text:p>
      <text:p text:style-name="P5"><text:span text:style-name="T35">2.2. Ogólne mo</text:span><text:span text:style-name="T36">żliwości projektowanego systemu:</text:span></text:p>
      <text:p text:style-name="P5"><text:span text:style-name="T37">Projekt powinnien sprawdzi</text:span><text:span text:style-name="T38">ć się dla każdej osoby chętnej na chwilę odskoczni od świata realnego. Gra nie będzie miała poziomów trudności czy skomplikowanej mechaniki więc sprawdzi się dla użytkownika o dowolnym wieku.</text:span></text:p>
      <text:p text:style-name="P5"><text:span text:style-name="T39">2.3. Ogólne ograniczenia:</text:span></text:p>
      <text:p text:style-name="P5"><text:span text:style-name="T40">Gra najprawdopobniej b</text:span><text:span text:style-name="T41">ędzie stworzona na modelu gier 2D (widzimy postać od boku). Naszym zadaniem będzie naciskanie jednego klawisza więc sama mechanika gry i model 2D może nie odpowiadać każdemu użytkownikowi.</text:span></text:p>
      <text:p text:style-name="P5"><text:span text:style-name="T42">2.4. Charakterystyka u</text:span><text:span text:style-name="T43">żytkowników:</text:span></text:p>
      <text:p text:style-name="P5"><text:span text:style-name="T44">Ka</text:span><text:span text:style-name="T45">żdy użytkownik początkowo wciela się w tą samą postać(małego ptaka). Przebieg gry będzie zmieniał się wraz z jej postępem przez losowo generowany tor. Użytkownik ma wpływ na to czy uda mu się ominąć przeszkody czy też nie.</text:span></text:p>
      <text:p text:style-name="P5"><text:span text:style-name="T46">2.5.<text:s/></text:span><text:span text:style-name="T47">Środowisko operacyjne:</text:span></text:p>
      <text:p text:style-name="P5"><text:span text:style-name="T48">Środowiskiem operacyjnym projektu będzie Visual Studio 2017.</text:span></text:p>
      <text:p text:style-name="P5"><text:span text:style-name="T49">2.6. Za</text:span><text:span text:style-name="T50">łożenia i zależności:</text:span></text:p>
      <text:p text:style-name="P5"><text:span text:style-name="T51">W grze naszym zadaniem b</text:span><text:span text:style-name="T52">ędzie kontrolowanie lotu ptaka przy użyciu klawisza "SPACE". Gdy nacisniemy klawisz podfruniemy nieco w górę. Spadanie ptaka będzie samoistne bez używania czegokolwiek. Przeszkodami naszego bohatera będą losowo generowane w różnych rozmiarach kolumny z góry i z dołu planszy, pomiędzy którymi musimy się zmieścić. W przypadku gdy uderzymy w którąś z kolumn nasza rozgrywka dobiega końca i możemy zacząć od początku. Grę zaczynamy od naciśnięcia przycisku "SPACE". Przy użyciu klawisza "ESC" wejdziemy w MENU, które będzie służyło za pauze naszej gry oraz znajdziemy w nim możliwość wyłączenia bądź włączenia muzyki i wyjście z gry. Licznik punktów(ilość kolumn, które udało nam się ominąć) będzie ukazywany podczas rozgrywki oraz podsumowanie po jej zakończeniu.</text:span></text:p>
      <text:p text:style-name="P5"><text:span text:style-name="T53">3. Specyficzne wymagania:</text:span></text:p>
      <text:p text:style-name="P5"><text:span text:style-name="T53">3.1. Wymagania funkcjonalne (funkcje systemu):</text:span></text:p>
      <text:p text:style-name="P5"><text:span text:style-name="T54">Gra powinna dzia</text:span><text:span text:style-name="T55">łać na większości systemów operacyjnych na których przynajmniej znajduje się Windows XP.</text:span></text:p>
      <text:p text:style-name="P5"><text:span text:style-name="T56">3.2. Wymagania niefunkcjonalne (ograniczenia):</text:span></text:p>
      <text:p text:style-name="P5"><text:span text:style-name="T57">Gra nie b</text:span><text:span text:style-name="T58">ędzie działała na smartphonach.</text:span></text:p>
      <text:p text:style-name="P5"><text:span text:style-name="T59"/></text:p>
      <text:p text:style-name="P6"><draw:frame text:anchor-type="as-char" svg:width="152.40mm" svg:height="97.90mm" style:rel-width="scale" style:rel-height="scale"><draw:object-ole xlink:href="OleObj1"/><draw:image xlink:href="ObjectReplacements/OleObj1"/></draw:frame><text:span text:style-name="T59"/></text:p>
      <text:p text:style-name="P7"><text:span text:style-name="T59"/></text:p>
      <text:p text:style-name="P8"><text:span text:style-name="T60"><text:tab/></text:span><text:span text:style-name="T61">Harmonogram</text:span><text:span text:style-name="T62">:</text:span></text:p>
      <text:p text:style-name="P9"><text:span text:style-name="T63">・</text:span><text:span text:style-name="T64"><text:tab/></text:span><text:span text:style-name="T65">1 tydz. - stworzenie g</text:span><text:span text:style-name="T66">łównej postaci i pojawianie się jej w konsoli (dodanie klawiatury – ruch postaci).</text:span></text:p>
      <text:p text:style-name="P9"><text:span text:style-name="T67">・</text:span><text:span text:style-name="T68"><text:tab/></text:span><text:span text:style-name="T69">2 tydz.- tworzenie bitmap i dodanie ich do programu.</text:span></text:p>
      <text:p text:style-name="P9"><text:span text:style-name="T70">・</text:span><text:span text:style-name="T71"><text:tab/></text:span><text:span text:style-name="T72">3 tydz. - dodajemy do gry poruszanie si</text:span><text:span text:style-name="T73">ę planszy.</text:span></text:p>
      <text:p text:style-name="P9"><text:span text:style-name="T74">・</text:span><text:span text:style-name="T75"><text:tab/></text:span><text:span text:style-name="T76">3 tydz. - dodajemy do gry losowo generuj</text:span><text:span text:style-name="T77">ące się kolumny. </text:span></text:p>
      <text:p text:style-name="P9"><text:span text:style-name="T78">・</text:span><text:span text:style-name="T79"><text:tab/></text:span><text:span text:style-name="T80">4 tydz. - dodajemy wykrywanie kolizji – dzia</text:span><text:span text:style-name="T81">łanie na uderzenie w przeszkody(kolumny – bitmapy).</text:span><text:span text:style-name="T82"><text:s text:c="2"/></text:span></text:p>
      <text:p text:style-name="P9"><text:span text:style-name="T83">・</text:span><text:span text:style-name="T84"><text:tab/></text:span><text:span text:style-name="T85">5 tydz. - dodajemy licznik punktów oraz<text:s/></text:span><text:span text:style-name="T86">przyspieszanie kolumn.</text:span></text:p>
      <text:p text:style-name="P9"><text:span text:style-name="T87">・</text:span><text:span text:style-name="T88"><text:tab/></text:span><text:span text:style-name="T89">6 tydz. - stworzenie g</text:span><text:span text:style-name="T90">łównego menu.</text:span></text:p>
      <text:p text:style-name="P10"><text:span text:style-name="T91"><text:s text:c="6"/></text:span><text:span text:style-name="T92">・</text:span><text:span text:style-name="T93"><text:tab/></text:span><text:span text:style-name="T94">7 tydz.- optymalizowanie gry i dok</text:span><text:span text:style-name="T95">ładne jej sprawdzanie. </text:span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1"><text:span text:style-name="T96"/></text:p>
      <text:p text:style-name="P11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